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8">
      <text:list-level-style-number text:level="1" style:num-suffix="." style:num-format="1">
        <style:list-level-properties text:space-before="0in" text:min-label-width="0.15in" text:list-level-position-and-space-mode="label-alignment">
          <style:list-level-label-alignment text:label-followed-by="listtab" fo:margin-left="0.15in" fo:text-indent="-0.1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top="0.0833in" fo:margin-bottom="0.0833in" fo:line-height="80%"/>
      <style:text-properties fo:font-weight="bold" style:font-weight-asian="bold" fo:text-transform="uppercase" fo:color="#0E0B05" style:letter-kerning="true" fo:font-size="16pt" style:font-size-asian="16pt" style:font-size-complex="16pt"/>
    </style:style>
    <style:style style:name="P3" style:parent-style-name="Normal" style:family="paragraph">
      <style:paragraph-properties fo:margin-bottom="0.375in" fo:line-height="120%" fo:margin-right="2in"/>
      <style:text-properties fo:font-size="9pt" style:font-size-asian="9pt" style:font-size-complex="9pt"/>
    </style:style>
    <style:style style:name="P4" style:parent-style-name="Normal" style:family="paragraph">
      <style:paragraph-properties fo:keep-with-next="always" fo:keep-together="always" fo:border-top="0.0416in solid #262626" fo:border-left="none" fo:border-bottom="0.0138in solid #7F7F7F" fo:border-right="none" fo:padding-top="0.0694in" fo:padding-left="0in" fo:padding-bottom="0.0694in" fo:padding-right="0in" style:shadow="none" fo:margin-top="0.1666in" fo:margin-bottom="0.1111in" fo:line-height="100%"/>
      <style:text-properties style:font-name-asian="Times New Roman" fo:font-weight="bold" style:font-weight-asian="bold" fo:text-transform="uppercase" fo:color="#0E0B05"/>
    </style:style>
    <style:style style:name="P5" style:parent-style-name="Heading1" style:family="paragraph">
      <style:text-properties fo:font-size="10pt" style:font-size-asian="10pt" style:font-size-complex="10pt"/>
    </style:style>
    <style:style style:name="P6" style:parent-style-name="Normal" style:family="paragraph">
      <style:text-properties fo:font-weight="bold" style:font-weight-asian="bold" style:text-underline-type="single" style:text-underline-style="solid" style:text-underline-width="auto" style:text-underline-mode="continuous"/>
    </style:style>
    <style:style style:name="P7" style:parent-style-name="Normal" style:list-style-name="LFO23" style:family="paragraph"/>
    <style:style style:name="T8" style:parent-style-name="DefaultParagraphFont" style:family="text">
      <style:text-properties fo:font-weight="bold" style:font-weight-asian="bold" style:text-underline-type="single" style:text-underline-style="solid" style:text-underline-width="auto" style:text-underline-mode="continuous"/>
    </style:style>
    <style:style style:name="P9" style:parent-style-name="Normal" style:family="paragraph">
      <style:text-properties fo:font-weight="bold" style:font-weight-asian="bold" style:text-underline-type="single" style:text-underline-style="solid" style:text-underline-width="auto" style:text-underline-mode="continuous"/>
    </style:style>
    <style:style style:name="P10" style:parent-style-name="Normal" style:list-style-name="LFO17" style:family="paragraph"/>
    <style:style style:name="P11" style:parent-style-name="Normal" style:list-style-name="LFO17" style:family="paragraph"/>
    <style:style style:name="P12" style:parent-style-name="Normal" style:list-style-name="LFO17" style:family="paragraph"/>
    <style:style style:name="T13" style:parent-style-name="DefaultParagraphFont" style:family="text">
      <style:text-properties fo:font-weight="bold" style:font-weight-asian="bold" style:text-underline-type="single" style:text-underline-style="solid" style:text-underline-width="auto" style:text-underline-mode="continuous"/>
    </style:style>
    <style:style style:name="P14" style:parent-style-name="Normal" style:list-style-name="LFO17" style:family="paragraph"/>
    <style:style style:name="P15" style:parent-style-name="Normal" style:list-style-name="LFO17" style:family="paragraph"/>
    <style:style style:name="P16" style:parent-style-name="Normal" style:family="paragraph">
      <style:text-properties fo:font-weight="bold" style:font-weight-asian="bold" style:text-underline-type="single" style:text-underline-style="solid" style:text-underline-width="auto" style:text-underline-mode="continuous"/>
    </style:style>
    <style:style style:name="P17" style:parent-style-name="ListBullet" style:list-style-name="LFO22" style:family="paragraph"/>
    <style:style style:name="P18" style:parent-style-name="ListBullet" style:list-style-name="LFO22" style:family="paragraph"/>
    <style:style style:name="P19" style:parent-style-name="ListBullet" style:family="paragraph">
      <style:paragraph-properties fo:margin-left="0.15in" fo:text-indent="-0.15in">
        <style:tab-stops/>
      </style:paragraph-properties>
    </style:style>
  </office:automatic-styles>
  <office:body>
    <office:text text:use-soft-page-breaks="true">
      <text:p text:style-name="P1">CANDICE DE LEON</text:p>
      <text:p text:style-name="P3">#78 Lot#2 Tunapuna Road, Tunapuna 18687977104 email: redboss2291@gmail.com</text:p>
      <text:h text:style-name="P4" text:outline-level="1">Customer service oriented</text:h>
      <text:p text:style-name="Normal">My name is Candice De Leon and I am a strong and effective communicator and team player. I am ready and willing to take charge of all opportunities placed in my path.</text:p>
      <text:h text:style-name="P5" text:outline-level="1">Experience</text:h>
      <text:p text:style-name="Normal">Unicomer Trinidad Ltd. is a member of the Unicomer Group of Companies and provides oversight for twenty (20) branches in the Courts network, as well as twelve (12) branches under our Lucky Dollar Chain. Unicomer Trinidad Ltd recently diversified its<text:s/>product offering under Cash Loans and the<text:s/>Courts Optical line.<text:s/></text:p>
      <text:p text:style-name="P6">Contact Centre Representative (2016-present)</text:p>
      <text:list text:style-name="LFO23" text:continue-numbering="true">
        <text:list-item>
          <text:p text:style-name="P7"><text:span text:style-name="T8"><text:s/></text:span>Answer and respond to all inbound calls and transfer accordingly to the relevant Departments or branches and Log Service Requests</text:p>
        </text:list-item>
      </text:list>
      <text:p text:style-name="P9">Arrears Caller (2013-2016)</text:p>
      <text:list text:style-name="LFO17" text:continue-numbering="true">
        <text:list-item>
          <text:p text:style-name="P10"><text:s/>Call all outstanding debt assigned in the 31-90 days category.</text:p>
        </text:list-item>
        <text:list-item>
          <text:p text:style-name="P11">Collect at least TT$500,000.00 on a monthly basis for the Company</text:p>
        </text:list-item>
        <text:list-item>
          <text:p text:style-name="P12"><text:span text:style-name="T13"><text:s/></text:span>Call at least 200 customers daily to get conversion</text:p>
        </text:list-item>
        <text:list-item>
          <text:p text:style-name="P14">Negotiate with customers for payments</text:p>
        </text:list-item>
        <text:list-item>
          <text:p text:style-name="P15">Refer all service issues and queries to Supervisors</text:p>
        </text:list-item>
      </text:list>
      <text:p text:style-name="P16">Clerical Assistant (2009-2010) OJT at Mt Hope Women’s Hospital</text:p>
      <text:h text:style-name="Heading1" text:outline-level="1">Education</text:h>
      <text:p text:style-name="Normal"><text:s text:c="3"/>CXC—Mathematics, Principles of Accounts and Office Administration –Grade<text:s/>III</text:p>
      <text:h text:style-name="Heading1" text:outline-level="1">references</text:h>
      <text:list text:style-name="LFO22" text:continue-numbering="true">
        <text:list-item>
          <text:p text:style-name="P17">Delicia Brown-Meharris—Credit Supervisor Unicomer Trinidad Limited—299-0231 or 800-4222 ext 3219 or 7473215</text:p>
        </text:list-item>
        <text:list-item>
          <text:p text:style-name="P18">Nicolette Lalla—Credit Clerk (Unicomer Call Centre)--7703425</text:p>
        </text:list-item>
      </text:list>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in"/>
      <style:text-properties style:font-name="Tahoma" style:font-name-asian="Tahom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0.0416in solid #262626" fo:border-left="none" fo:border-bottom="0.0138in solid #7F7F7F" fo:border-right="none" fo:padding-top="0.0694in" fo:padding-left="0in" fo:padding-bottom="0.0694in" fo:padding-right="0in" style:shadow="none" fo:margin-top="0.1666in" fo:margin-bottom="0.1111in" fo:line-height="100%"/>
      <style:text-properties style:font-name-asian="Times New Roman" fo:font-weight="bold" style:font-weight-asian="bold" fo:text-transform="uppercase" fo:color="#0E0B05" fo:font-size="12pt" style:font-size-asian="12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0E0B05" fo:font-size="11pt" style:font-size-asian="11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0E0B05"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sian="Times New Roman" style:font-style-complex="italic" fo:color="#0E0B0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asian="Times New Roman" fo:font-weight="bold" style:font-weight-asian="bold" fo:text-transform="uppercase" fo:color="#0E0B05" fo:font-size="9pt" style:font-size-asian="9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weight="bold" style:font-weight-asian="bold" fo:color="#0E0B05" fo:font-size="9pt" style:font-size-asian="9pt"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style-complex="italic" fo:color="#0E0B05" fo:font-size="9pt" style:font-size-asian="9pt"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sian="Times New Roman" fo:color="#0E0B05" fo:font-size="9pt" style:font-size-asian="9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weight="bold" style:font-weight-asian="bold" style:font-style-complex="italic" fo:color="#0E0B05" fo:font-size="8pt" style:font-size-asian="8pt" style:font-size-complex="10.5pt" fo:hyphenate="false"/>
    </style:style>
    <style:style style:name="Normal" style:display-name="Normal" style:family="paragraph">
      <style:paragraph-properties fo:margin-bottom="0.125in" fo:line-height="130%"/>
      <style:text-properties fo:color="#7F7F7F" fo:hyphenate="false"/>
    </style:style>
    <style:style style:name="DefaultParagraphFont" style:display-name="Default Paragraph Font" style:family="text"/>
    <style:style style:name="Heading1Char" style:display-name="Heading 1 Char" style:family="text">
      <style:text-properties style:font-name="Tahoma" style:font-name-asian="Times New Roman" style:font-name-complex="Times New Roman" fo:font-weight="bold" style:font-weight-asian="bold" fo:text-transform="uppercase" fo:color="#0E0B05" fo:font-size="12pt" style:font-size-asian="12pt" style:font-size-complex="16pt"/>
    </style:style>
    <style:style style:name="ContactInfo" style:display-name="Contact Info" style:family="paragraph" style:parent-style-name="Normal">
      <style:paragraph-properties fo:margin-bottom="0.375in" fo:line-height="120%" fo:margin-right="2in"/>
      <style:text-properties fo:font-size="12pt" style:font-size-asian="12pt" fo:hyphenate="false"/>
    </style:style>
    <style:style style:name="Title" style:display-name="Title" style:family="paragraph" style:parent-style-name="Normal" style:next-style-name="Normal">
      <style:paragraph-properties fo:margin-top="0.0833in" fo:line-height="80%"/>
      <style:text-properties style:font-name-asian="Times New Roman" fo:font-weight="bold" style:font-weight-asian="bold" fo:text-transform="uppercase" fo:color="#000000" style:letter-kerning="true" fo:font-size="35pt" style:font-size-asian="35pt" style:font-size-complex="28pt" fo:hyphenate="false"/>
    </style:style>
    <style:style style:name="Subtitle" style:display-name="Subtitle" style:family="paragraph" style:parent-style-name="Normal" style:next-style-name="Normal">
      <style:paragraph-properties fo:margin-bottom="0.375in" fo:line-height="120%" fo:margin-right="2in"/>
      <style:text-properties style:font-name-asian="Times New Roman" fo:letter-spacing="0.0104in" fo:font-size="12pt" style:font-size-asian="12pt" style:font-size-complex="11pt" fo:hyphenate="false"/>
    </style:style>
    <style:style style:name="ListBullet" style:display-name="List Bullet" style:family="paragraph" style:parent-style-name="Normal" style:list-style-name="LFO2">
      <style:paragraph-properties fo:margin-bottom="0.0833in"/>
      <style:text-properties fo:hyphenate="false"/>
    </style:style>
    <style:style style:name="PlaceholderText" style:display-name="Placeholder Text" style:family="text">
      <style:text-properties fo:color="#808080"/>
    </style:style>
    <style:style style:name="Heading4Char" style:display-name="Heading 4 Char" style:family="text">
      <style:text-properties style:font-name="Tahoma" style:font-name-asian="Times New Roman" style:font-name-complex="Times New Roman" style:font-style-complex="italic" fo:color="#0E0B05"/>
    </style:style>
    <style:style style:name="Heading5Char" style:display-name="Heading 5 Char" style:family="text">
      <style:text-properties style:font-name="Tahoma" style:font-name-asian="Times New Roman" style:font-name-complex="Times New Roman" fo:font-weight="bold" style:font-weight-asian="bold" fo:text-transform="uppercase" fo:color="#0E0B05" fo:font-size="9pt" style:font-size-asian="9pt"/>
    </style:style>
    <style:style style:name="Heading7Char" style:display-name="Heading 7 Char" style:family="text">
      <style:text-properties style:font-name="Tahoma" style:font-name-asian="Times New Roman" style:font-name-complex="Times New Roman" style:font-style-complex="italic" fo:color="#0E0B05" fo:font-size="9pt" style:font-size-asian="9pt"/>
    </style:style>
    <style:style style:name="Heading6Char" style:display-name="Heading 6 Char" style:family="text">
      <style:text-properties style:font-name="Tahoma" style:font-name-asian="Times New Roman" style:font-name-complex="Times New Roman" fo:font-weight="bold" style:font-weight-asian="bold" fo:color="#0E0B05" fo:font-size="9pt" style:font-size-asian="9pt"/>
    </style:style>
    <style:style style:name="Heading8Char" style:display-name="Heading 8 Char" style:family="text">
      <style:text-properties style:font-name="Tahoma" style:font-name-asian="Times New Roman" style:font-name-complex="Times New Roman" fo:color="#0E0B05" fo:font-size="9pt" style:font-size-asian="9pt" style:font-size-complex="10.5pt"/>
    </style:style>
    <style:style style:name="Heading9Char" style:display-name="Heading 9 Char" style:family="text">
      <style:text-properties style:font-name="Tahoma" style:font-name-asian="Times New Roman" style:font-name-complex="Times New Roman" fo:font-weight="bold" style:font-weight-asian="bold" style:font-style-complex="italic" fo:color="#0E0B05" fo:font-size="8pt" style:font-size-asian="8pt" style:font-size-complex="10.5pt"/>
    </style:style>
    <style:style style:name="SubtleEmphasis" style:display-name="Subtle Emphasis" style:family="text">
      <style:text-properties fo:font-style="normal" style:font-style-asian="normal" style:font-style-complex="italic" fo:color="#262626"/>
    </style:style>
    <style:style style:name="BookTitle" style:display-name="Book Title" style:family="text">
      <style:text-properties fo:font-weight="normal" style:font-weight-asian="normal" style:font-weight-complex="bold" fo:font-style="normal" style:font-style-asian="normal" style:font-style-complex="italic" fo:text-transform="uppercase" fo:font-variant="normal" fo:color="#7F7F7F" fo:letter-spacing="normal" style:text-underline-type="single" style:text-underline-style="solid" style:text-underline-width="auto" style:text-underline-mode="continuous"/>
    </style:style>
    <style:style style:name="Footer" style:display-name="Footer" style:family="paragraph" style:parent-style-name="Normal">
      <style:paragraph-properties fo:margin-top="0.1666in" fo:margin-bottom="0in" fo:line-height="100%"/>
      <style:text-properties fo:color="#0E0B05" fo:font-size="12pt" style:font-size-asian="12pt" fo:hyphenate="false"/>
    </style:style>
    <style:style style:name="FooterChar" style:display-name="Footer Char" style:family="text">
      <style:text-properties fo:color="#0E0B05" fo:font-size="12pt" style:font-size-asian="12pt"/>
    </style:style>
    <style:style style:name="SubtitleChar" style:display-name="Subtitle Char" style:family="text">
      <style:text-properties style:font-name="Tahoma" style:font-name-asian="Times New Roman" fo:letter-spacing="0.0104in" fo:font-size="12pt" style:font-size-asian="12pt" style:font-size-complex="11pt"/>
    </style:style>
    <style:style style:name="Emphasis" style:display-name="Emphasis" style:family="text">
      <style:text-properties fo:font-style="normal" style:font-style-asian="normal" style:font-style-complex="italic" fo:color="#E3AB47"/>
    </style:style>
    <style:style style:name="Quote" style:display-name="Quote" style:family="paragraph" style:parent-style-name="Normal" style:next-style-name="Normal">
      <style:paragraph-properties fo:margin-top="0.25in" fo:margin-bottom="0.25in"/>
      <style:text-properties style:font-style-complex="italic" fo:font-size="13pt" style:font-size-asian="13pt" fo:hyphenate="false"/>
    </style:style>
    <style:style style:name="QuoteChar" style:display-name="Quote Char" style:family="text">
      <style:text-properties style:font-style-complex="italic" fo:font-size="13pt" style:font-size-asian="13pt"/>
    </style:style>
    <style:style style:name="IntenseQuote" style:display-name="Intense Quote" style:family="paragraph" style:parent-style-name="Normal" style:next-style-name="Normal">
      <style:paragraph-properties fo:margin-top="0.25in" fo:margin-bottom="0.25in"/>
      <style:text-properties fo:font-weight="bold" style:font-weight-asian="bold" style:font-style-complex="italic" fo:color="#262626" fo:font-size="13pt" style:font-size-asian="13pt" fo:hyphenate="false"/>
    </style:style>
    <style:style style:name="IntenseQuoteChar" style:display-name="Intense Quote Char" style:family="text">
      <style:text-properties fo:font-weight="bold" style:font-weight-asian="bold" style:font-style-complex="italic" fo:color="#262626" fo:font-size="13pt" style:font-size-asian="13pt"/>
    </style:style>
    <style:style style:name="IntenseEmphasis" style:display-name="Intense Emphasis" style:family="text">
      <style:text-properties fo:font-weight="bold" style:font-weight-asian="bold" fo:font-style="normal" style:font-style-asian="normal" style:font-style-complex="italic" fo:color="#E3AB47"/>
    </style:style>
    <style:style style:name="IntenseReference" style:display-name="Intense Reference" style:family="text">
      <style:text-properties fo:font-weight="normal" style:font-weight-asian="normal" style:font-weight-complex="bold" fo:text-transform="uppercase" fo:font-variant="normal" fo:color="#262626" fo:letter-spacing="normal"/>
    </style:style>
    <style:style style:name="Strong" style:display-name="Strong" style:family="text">
      <style:text-properties fo:font-weight="bold" style:font-weight-asian="bold" style:font-weight-complex="bold" fo:color="#262626"/>
    </style:style>
    <style:style style:name="Caption" style:display-name="Caption" style:family="paragraph" style:parent-style-name="Normal" style:next-style-name="Normal">
      <style:paragraph-properties fo:margin-top="0.0277in" fo:margin-bottom="0.1111in" fo:line-height="100%"/>
      <style:text-properties style:font-style-complex="italic" fo:color="#262626" fo:font-size="9pt" style:font-size-asian="9pt" style:font-size-complex="9pt" fo:hyphenate="false"/>
    </style:style>
    <style:style style:name="ListParagraph" style:display-name="List Paragraph" style:family="paragraph" style:parent-style-name="Normal">
      <style:paragraph-properties fo:margin-left="0.15in">
        <style:tab-stops/>
      </style:paragraph-properties>
      <style:text-properties fo:hyphenate="false"/>
    </style:style>
    <style:style style:name="TOCHeading" style:display-name="TOC Heading" style:family="paragraph" style:parent-style-name="Heading1" style:next-style-name="Normal">
      <style:text-properties fo:hyphenate="false"/>
    </style:style>
    <style:style style:name="TOAHeading" style:display-name="TOA Heading" style:family="paragraph" style:parent-style-name="Normal" style:next-style-name="Normal">
      <style:paragraph-properties fo:border-top="0.0416in solid #000000" fo:border-left="none" fo:border-bottom="0.0069in solid #000000" fo:border-right="none" fo:padding-top="0.0694in" fo:padding-left="0in" fo:padding-bottom="0.0694in" fo:padding-right="0in" style:shadow="none" fo:margin-top="0.0833in"/>
      <style:text-properties style:font-name-asian="Times New Roman" fo:font-weight="bold" style:font-weight-asian="bold" style:font-weight-complex="bold" fo:font-size="12pt" style:font-size-asian="12pt" style:font-size-complex="12pt" fo:hyphenate="false"/>
    </style:style>
    <style:style style:name="SubtleReference" style:display-name="Subtle Reference" style:family="text">
      <style:text-properties fo:text-transform="uppercase" fo:font-variant="normal" fo:color="#7F7F7F"/>
    </style:style>
    <style:style style:name="Name" style:display-name="Name" style:family="paragraph" style:parent-style-name="Normal">
      <style:paragraph-properties fo:margin-top="0.0833in" fo:margin-bottom="0.0833in" fo:line-height="80%"/>
      <style:text-properties fo:font-weight="bold" style:font-weight-asian="bold" fo:text-transform="uppercase" fo:color="#0E0B05" style:letter-kerning="true" fo:font-size="35pt" style:font-size-asian="35pt" fo:hyphenate="false"/>
    </style:style>
    <style:style style:name="TitleChar" style:display-name="Title Char" style:family="text">
      <style:text-properties style:font-name="Tahoma" style:font-name-asian="Times New Roman" style:font-name-complex="Times New Roman" fo:font-weight="bold" style:font-weight-asian="bold" fo:text-transform="uppercase" fo:color="#000000" style:letter-kerning="true" fo:font-size="35pt" style:font-size-asian="35pt" style:font-size-complex="28pt"/>
    </style:style>
    <style:style style:name="Heading2Char" style:display-name="Heading 2 Char" style:family="text">
      <style:text-properties style:font-name="Tahoma" style:font-name-asian="Times New Roman" style:font-name-complex="Times New Roman" fo:color="#0E0B05" fo:font-size="11pt" style:font-size-asian="11pt" style:font-size-complex="13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ListNumber" style:display-name="List Number" style:family="paragraph" style:parent-style-name="Normal" style:list-style-name="LFO13">
      <style:text-properties fo:hyphenate="false"/>
    </style:style>
    <style:style style:name="Heading3Char" style:display-name="Heading 3 Char" style:family="text">
      <style:text-properties style:font-name="Tahoma" style:font-name-asian="Times New Roman" style:font-name-complex="Times New Roman" fo:color="#0E0B05" fo:font-size="12pt" style:font-size-asian="12pt" style:font-size-complex="12pt"/>
    </style:style>
    <style:style style:name="Date" style:display-name="Date" style:family="paragraph" style:parent-style-name="Normal" style:next-style-name="Normal">
      <style:paragraph-properties fo:margin-top="0.5in" fo:margin-bottom="0.1944in" fo:line-height="100%"/>
      <style:text-properties fo:color="#0E0B05" fo:font-size="12pt" style:font-size-asian="12pt" fo:hyphenate="false"/>
    </style:style>
    <style:style style:name="DateChar" style:display-name="Date Char" style:family="text">
      <style:text-properties fo:color="#0E0B05" fo:font-size="12pt" style:font-size-asian="12pt"/>
    </style:style>
    <style:style style:name="Salutation" style:display-name="Salutation" style:family="paragraph" style:parent-style-name="Normal" style:next-style-name="Normal">
      <style:paragraph-properties fo:margin-top="0.5555in" fo:margin-bottom="0in" fo:line-height="100%"/>
      <style:text-properties fo:color="#0E0B05" fo:font-size="12pt" style:font-size-asian="12pt" fo:hyphenate="false"/>
    </style:style>
    <style:style style:name="SalutationChar" style:display-name="Salutation Char" style:family="text">
      <style:text-properties fo:color="#0E0B05" fo:font-size="12pt" style:font-size-asian="12pt"/>
    </style:style>
    <style:style style:name="Signature" style:display-name="Signature" style:family="paragraph" style:parent-style-name="Normal">
      <style:paragraph-properties fo:margin-top="0.75in" fo:margin-bottom="0.1944in" fo:line-height="100%"/>
      <style:text-properties fo:color="#0E0B05" fo:hyphenate="false"/>
    </style:style>
    <style:style style:name="SignatureChar" style:display-name="Signature Char" style:family="text">
      <style:text-properties fo:color="#0E0B05"/>
    </style:style>
    <style:style style:name="BalloonText" style:display-name="Balloon Text" style:family="paragraph" style:parent-style-name="Normal">
      <style:paragraph-properties fo:margin-bottom="0in" fo:line-height="100%"/>
      <style:text-properties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2LVL1" style:family="text">
      <style:text-properties style:font-name="Wingdings" fo:color="#E3AB47"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in" text:min-label-width="0.15in" text:list-level-position-and-space-mode="label-alignment">
          <style:list-level-label-alignment text:label-followed-by="listtab" fo:margin-left="0.15in" fo:text-indent="-0.1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color="#7F7F7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Symbol"/>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8">
      <text:list-level-style-number text:level="1" style:num-suffix="." style:num-format="1">
        <style:list-level-properties text:space-before="0in" text:min-label-width="0.15in" text:list-level-position-and-space-mode="label-alignment">
          <style:list-level-label-alignment text:label-followed-by="listtab" fo:margin-left="0.15in" fo:text-indent="-0.1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5in" fo:margin-bottom="0.75in" fo:margin-right="0.95in" style:num-format="1" style:writing-mode="lr-tb">
        <style:footnote-sep style:width="0.007in" style:rel-width="33%" style:color="#7F7F7F" style:line-style="solid" style:adjustment="left"/>
      </style:page-layout-properties>
      <style:header-style>
        <style:header-footer-properties style:dynamic-spacing="true" fo:min-height="0.4in"/>
      </style:header-style>
      <style:footer-style>
        <style:header-footer-properties style:dynamic-spacing="true" fo:min-height="0.25in"/>
      </style:footer-style>
    </style:page-layout>
    <style:style style:name="P2" style:parent-style-name="Normal" style:family="paragraph">
      <style:paragraph-properties fo:text-align="center"/>
    </style:style>
    <style:style style:family="graphic" style:name="a0">
      <style:graphic-properties style:wrap="run-through" style:run-through="background" draw:fill="solid" draw:fill-color="#e3ab47" draw:opacity="100%" draw:stroke="none" style:horizontal-rel="page" style:vertical-rel="page" style:horizontal-pos="center" style:vertical-pos="middle"/>
    </style:style>
    <style:style style:family="graphic" style:name="a1">
      <style:graphic-properties draw:fill="solid" draw:fill-color="#e3ab47" draw:opacity="100%" draw:stroke="none"/>
    </style:style>
    <style:style style:family="graphic" style:name="a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master-styles>
    <style:master-page style:name="MP0" style:page-layout-name="PL0">
      <style:header>
        <text:p text:style-name="Normal"><draw:custom-shape svg:x="0in" svg:y="0in" svg:width="5.48333in" svg:height="7.88056in" draw:z-index="251658240" draw:id="id0" draw:style-name="a0" draw:name="Frame 1" text:anchor-type="paragraph"><svg:title/><svg:desc/><draw:enhanced-geometry draw:path-stretchpoint-x="21600" draw:path-stretchpoint-y="21600" draw:type="non-primitive" svg:viewBox="0 0 21600 21600" draw:enhanced-path="M ?f0 ?f2 L ?f1 ?f2 ?f1 ?f3 ?f0 ?f3 Z M ?f8 ?f8 L ?f8 ?f10 ?f9 ?f10 ?f9 ?f8 Z N" draw:text-areas="?f8 ?f8 ?f9 ?f10" draw:modifiers="2604"><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nhanced-geometry></draw:custom-shape></text:p>
      </style:header>
      <style:footer>
        <text:p text:style-name="Footer"><text:page-number text:fixed="false">2</text:page-number></text:p>
      </style:footer>
    </style:master-page>
    <style:master-page style:next-style-name="MP0" style:name="MPF0" style:page-layout-name="PL0">
      <style:header>
        <text:p text:style-name="Normal"><draw:g draw:z-index="251657216" draw:name="Group 4" draw:id="id3" draw:style-name="a3" text:anchor-type="paragraph"><svg:title>Page frame with tab</svg:title><svg:desc/><draw:custom-shape svg:x="0in" svg:y="0in" svg:width="5.48194in" svg:height="7.88194in" draw:id="id1" draw:style-name="a1" draw:name="Frame 5"><svg:title/><svg:desc/><draw:enhanced-geometry draw:path-stretchpoint-x="21600" draw:path-stretchpoint-y="21600" draw:type="non-primitive" svg:viewBox="0 0 21600 21600" draw:enhanced-path="M ?f0 ?f2 L ?f1 ?f2 ?f1 ?f3 ?f0 ?f3 Z M ?f8 ?f8 L ?f8 ?f10 ?f9 ?f10 ?f9 ?f8 Z N" draw:text-areas="?f8 ?f8 ?f9 ?f10" draw:modifiers="2604"><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nhanced-geometry></draw:custom-shape><draw:custom-shape svg:x="0.07138in" svg:y="0.35187in" svg:width="0.26839in" svg:height="0.65839in" draw:id="id2" draw:style-name="a2" draw:name="Freeform 8"><svg:title/><svg:desc/><text:p text:style-name="P2"/><draw:enhanced-geometry draw:type="non-primitive" svg:viewBox="0 0 240 528" draw:enhanced-path="M 2 0 L 169 0 240 246 169 480 59 480 59 528 0 480 2 480 2 0 Z N" draw:text-areas="?f26 ?f28 ?f27 ?f29" draw:glue-points="?f17 ?f18 ?f19 ?f18 ?f20 ?f21 ?f19 ?f22 ?f23 ?f22 ?f23 ?f24 ?f25 ?f22 ?f17 ?f22 ?f17 ?f18"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draw:equation draw:name="f7" draw:formula="?f4 / 528"/><draw:equation draw:name="f8" draw:formula="2 * ?f5 / 240"/><draw:equation draw:name="f9" draw:formula="0 * ?f4 / 528"/><draw:equation draw:name="f10" draw:formula="169 * ?f5 / 240"/><draw:equation draw:name="f11" draw:formula="240 * ?f5 / 240"/><draw:equation draw:name="f12" draw:formula="246 * ?f4 / 528"/><draw:equation draw:name="f13" draw:formula="480 * ?f4 / 528"/><draw:equation draw:name="f14" draw:formula="59 * ?f5 / 240"/><draw:equation draw:name="f15" draw:formula="528 * ?f4 / 528"/><draw:equation draw:name="f16" draw:formula="0 * ?f5 / 240"/><draw:equation draw:name="f17" draw:formula="?f8 / ?f6"/><draw:equation draw:name="f18" draw:formula="?f9 / ?f7"/><draw:equation draw:name="f19" draw:formula="?f10 / ?f6"/><draw:equation draw:name="f20" draw:formula="?f11 / ?f6"/><draw:equation draw:name="f21" draw:formula="?f12 / ?f7"/><draw:equation draw:name="f22" draw:formula="?f13 / ?f7"/><draw:equation draw:name="f23" draw:formula="?f14 / ?f6"/><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g></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uthor</meta:initial-creator>
    <dc:creator>Delicia Meharris</dc:creator>
    <meta:creation-date>2018-03-14T20:11:00Z</meta:creation-date>
    <dc:date>2018-03-14T20:11:00Z</dc:date>
    <meta:template xlink:href="%7bB6CFE6F2-2C21-5F40-AA38-B829E33ACBDC%7dtf50002018.dotx" xlink:type="simple"/>
    <meta:editing-cycles>7</meta:editing-cycles>
    <meta:editing-duration>PT1980S</meta:editing-duration>
    <meta:document-statistic meta:page-count="1" meta:paragraph-count="2" meta:word-count="211" meta:character-count="1417" meta:row-count="10" meta:non-whitespace-character-count="1208"/>
  </office:meta>
</office:document-meta>
</file>